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5" style:family="graphic" style:parent-style-name="standard">
      <style:graphic-properties draw:fill="none" draw:textarea-horizontal-align="left" draw:textarea-vertical-align="top" draw:auto-grow-height="false" fo:min-height="1.75cm" fo:min-width="2.1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1cm" svg:y1="5.806cm" svg:x2="17.94cm" svg:y2="5.795cm">
          <text:p/>
        </draw:line>
        <draw:custom-shape draw:style-name="gr2" draw:text-style-name="P4" draw:layer="layout" svg:width="2.658cm" svg:height="2cm" svg:x="3.109cm" svg:y="1.441cm">
          <text:p text:style-name="P2"><text:span text:style-name="T1">s01</text:span></text:p>
          <text:p text:style-name="P3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84cm" svg:y1="5.735cm" svg:x2="4.284cm" svg:y2="3.443cm">
          <text:p/>
        </draw:line>
        <draw:frame draw:style-name="gr4" draw:text-style-name="P5" draw:layer="layout" svg:width="1.975cm" svg:height="1.039cm" svg:x="4.164cm" svg:y="3.366cm">
          <draw:text-box>
            <text:p><text:span text:style-name="T3">enp0s3:</text:span></text:p>
            <text:p><text:span text:style-name="T3">10.1.1.20</text:span></text:p>
          </draw:text-box>
        </draw:frame>
        <draw:custom-shape draw:style-name="gr5" draw:text-style-name="P4" draw:layer="layout" svg:width="2.658cm" svg:height="2cm" svg:x="13.009cm" svg:y="1.441cm">
          <text:p text:style-name="P2"><text:span text:style-name="T1">y01</text:span></text:p>
          <text:p text:style-name="P3"><text:span text:style-name="T2"><text:tab/>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57cm" svg:height="1.039cm" svg:x="14.064cm" svg:y="3.366cm">
          <draw:text-box>
            <text:p><text:span text:style-name="T3">enp0s3:</text:span></text:p>
            <text:p><text:span text:style-name="T3">10.1.1.100</text:span></text:p>
          </draw:text-box>
        </draw:frame>
        <draw:line draw:style-name="gr3" draw:text-style-name="P1" draw:layer="layout" svg:x1="13.984cm" svg:y1="5.735cm" svg:x2="13.984cm" svg:y2="3.443cm">
          <text:p/>
        </draw:line>
        <draw:custom-shape draw:style-name="gr5" draw:text-style-name="P4" draw:layer="layout" svg:width="2.658cm" svg:height="2cm" svg:x="6.909cm" svg:y="1.466cm">
          <text:p text:style-name="P2"><text:span text:style-name="T1">s02</text:span></text:p>
          <text:p text:style-name="P3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84cm" svg:y1="5.76cm" svg:x2="8.084cm" svg:y2="3.468cm">
          <text:p/>
        </draw:line>
        <draw:frame draw:style-name="gr4" draw:text-style-name="P5" draw:layer="layout" svg:width="1.975cm" svg:height="1.039cm" svg:x="7.964cm" svg:y="3.391cm">
          <draw:text-box>
            <text:p><text:span text:style-name="T3">enp0s3:</text:span></text:p>
            <text:p><text:span text:style-name="T3">10.1.1.3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6-21T11:56:11</meta:creation-date>
    <dc:date>2024-05-09T10:43:59.978792887</dc:date>
    <meta:editing-duration>PT1H49M16S</meta:editing-duration>
    <meta:editing-cycles>21</meta:editing-cycles>
    <meta:generator>LibreOffice/7.3.7.2$Linux_X86_64 LibreOffice_project/30$Build-2</meta:generator>
    <meta:document-statistic meta:object-count="10"/>
  </office:meta>
</office:document-meta>
</file>